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dd1" officeooo:paragraph-rsid="000cddd1"/>
    </style:style>
    <style:style style:name="P2" style:family="paragraph" style:parent-style-name="Standard">
      <style:text-properties officeooo:rsid="000e3244" officeooo:paragraph-rsid="000e3244"/>
    </style:style>
    <style:style style:name="T1" style:family="text">
      <style:text-properties officeooo:rsid="000e3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t ist, was gut schmeckt. Je mehr Tod, desto besser.</text:p>
      <text:p text:style-name="P1">Nur wenn was qualvoll verreckt, der Geschmack kommt durch das Messer.</text:p>
      <text:p text:style-name="P1">Deine Angst, dein entschwinden spüre ich auf meiner Zunge</text:p>
      <text:p text:style-name="P1">ich will einen Knochen finden, eine Leber, eine Lunge.</text:p>
      <text:p text:style-name="P1">Eine Nahrungspyramide und ganz oben stehe ich</text:p>
      <text:p text:style-name="P1">weil ich meinen Körper liebe kriegt er lauter Fleisch und Fisch</text:p>
      <text:p text:style-name="P1">Lass die Ärzte böse stammeln das sei alles nicht gesund</text:p>
      <text:p text:style-name="P1">Ich will jagen und nicht sammeln. einen Burger in den Mund!</text:p>
      <text:p text:style-name="P1"/>
      <text:p text:style-name="P1">Der Mensch ist nur ein Tier, und Fleischfresser Kannibalen!</text:p>
      <text:p text:style-name="P1">Wie du mir, so ich dir, also liebt und rettet Wahlen!</text:p>
      <text:p text:style-name="P1">Nur mit Tofu und Gemüse können wir in Frieden leben </text:p>
      <text:p text:style-name="P1">die Natur lässt uns genießen, was hast du uns nicht gegeben</text:p>
      <text:p text:style-name="P1">Wenn ich meine Pflanzen gieße bin ich mit der Welt im Takt </text:p>
      <text:p text:style-name="P1">also tanzen meine Füße, denn Fleisch ist am besten nackt</text:p>
      <text:p text:style-name="P1">Ich muss nie mehr etwas töten, denn die Erde hat mich lieb </text:p>
      <text:p text:style-name="P1">und so sprießen meine Blüten, und ich dreh mir einen und flieg</text:p>
      <text:p text:style-name="P1"/>
      <text:p text:style-name="P1">Ihr seid dreckig, ihr seid Tiere, ihr fresst das direkt vom Boden?</text:p>
      <text:p text:style-name="P1">Menschen sollen Blätter essen? Wir sind der Natur enthoben! </text:p>
      <text:p text:style-name="P1">Das Wort künstlich kommt von Kunst, Wissenschaft soll mich ernähren</text:p>
      <text:p text:style-name="P1">in dem Wald in dem du wohnst, lebst du von Käfern und Beeren</text:p>
      <text:p text:style-name="P1">Ich misch mir einfach Tabletten, voll mit allem, was ich brauch </text:p>
      <text:p text:style-name="P1">Mit Vernunft und Nahrungsketten, <text:span text:style-name="T1">Durch das Hirn zu meinem Bauch</text:span></text:p>
      <text:p text:style-name="P2">Dein Essen ist purer Zufall, mein Essen ist gut geplant </text:p>
      <text:p text:style-name="P2">Dein Essen ist dummer Abfall, mein Essen ist voll Verstand</text:p>
      <text:p text:style-name="P2"/>
      <text:p text:style-name="P2">FRISS MICH. FRISS MI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6-02T23:31:17.639067549</meta:creation-date>
    <dc:date>2015-06-02T23:57:36.786424876</dc:date>
    <dc:creator>oxymoronist </dc:creator>
    <meta:editing-duration>PT8M59S</meta:editing-duration>
    <meta:editing-cycles>1</meta:editing-cycles>
    <meta:document-statistic meta:table-count="0" meta:image-count="0" meta:object-count="0" meta:page-count="1" meta:paragraph-count="25" meta:word-count="254" meta:character-count="1431" meta:non-whitespace-character-count="1196"/>
    <meta:generator>LibreOffice/4.3.3.2$Linux_X86_64 LibreOffice_project/430m0$Build-2</meta:generator>
  </office:meta>
</office:document-meta>
</file>